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00000041A8207BBA96E18DD4C.png" manifest:media-type="image/png"/>
  <manifest:file-entry manifest:full-path="Pictures/10000000000006900000041A4161FE0E13685396.png" manifest:media-type="image/png"/>
  <manifest:file-entry manifest:full-path="Pictures/10000000000006900000041A4BF90EB5F99E71B5.png" manifest:media-type="image/png"/>
  <manifest:file-entry manifest:full-path="Pictures/10000000000006900000041A460AC5C02738D7F9.png" manifest:media-type="image/png"/>
  <manifest:file-entry manifest:full-path="Pictures/10000000000006900000041AD166390931DFDA93.png" manifest:media-type="image/png"/>
  <manifest:file-entry manifest:full-path="Pictures/10000000000006900000041AD2CE2DA919C3DDD9.png" manifest:media-type="image/png"/>
  <manifest:file-entry manifest:full-path="Pictures/10000000000006900000041AC62CAC8E0E59F4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0ae2" officeooo:paragraph-rsid="00130ae2"/>
    </style:style>
    <style:style style:name="P2" style:family="paragraph" style:parent-style-name="Standard">
      <style:text-properties officeooo:rsid="0014b6a3" officeooo:paragraph-rsid="0014b6a3"/>
    </style:style>
    <style:style style:name="P3" style:family="paragraph" style:parent-style-name="Standard">
      <style:text-properties officeooo:rsid="00195fdb" officeooo:paragraph-rsid="0014b6a3"/>
    </style:style>
    <style:style style:name="P4" style:family="paragraph" style:parent-style-name="Standard">
      <style:text-properties officeooo:rsid="00195fdb" officeooo:paragraph-rsid="00195fdb"/>
    </style:style>
    <style:style style:name="P5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95fdb" officeooo:paragraph-rsid="0014b6a3"/>
    </style:style>
    <style:style style:name="P6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67cm, 11.502cm, 19.592cm, 14.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066cm, 1.217cm, 15.884cm, 25.2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333cm, 1.492cm, 12.741cm, 25.09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551cm, 12.756cm, 19.288cm, 13.92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77cm, 13.03cm, 19.016cm, 13.75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507cm, 12.695cm, 19.311cm, 13.92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733cm, 12.695cm, 12.25cm, 14.25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-0.589cm" svg:y="0.721cm" svg:width="18.895cm" svg:height="4.087cm" draw:z-index="0"><draw:image xlink:href="Pictures/10000000000006900000041A460AC5C02738D7F9.png" xlink:type="simple" xlink:show="embed" xlink:actuate="onLoad"/></draw:frame>Archivo mpiEx2a.c</text:p>
      <text:p text:style-name="Standard"/>
      <text:p text:style-name="Standard"><draw:frame draw:style-name="fr2" draw:name="Imagen2" text:anchor-type="paragraph" svg:x="-0.563cm" svg:y="0.263cm" svg:width="18.531cm" svg:height="3.946cm" draw:z-index="1"><draw:image xlink:href="Pictures/10000000000006900000041AD2CE2DA919C3DDD9.png" xlink:type="simple" xlink:show="embed" xlink:actuate="onLoad"/></draw:frame><draw:frame draw:style-name="fr3" draw:name="Imagen3" text:anchor-type="paragraph" svg:x="-0.512cm" svg:y="5.073cm" svg:width="18.524cm" svg:height="4.881cm" draw:z-index="2"><draw:image xlink:href="Pictures/10000000000006900000041AD166390931DFDA93.png" xlink:type="simple" xlink:show="embed" xlink:actuate="onLoad"/></draw:frame></text:p>
      <text:p text:style-name="Standard"/>
      <text:p text:style-name="P6"/>
      <text:p text:style-name="Standard"/>
      <text:p text:style-name="Standard"/>
      <text:p text:style-name="P2">Archivo mpiEx2b.c</text:p>
      <text:p text:style-name="P2"><draw:frame draw:style-name="fr4" draw:name="Imagen4" text:anchor-type="paragraph" svg:x="-0.088cm" svg:y="0.386cm" svg:width="17.484cm" svg:height="3.875cm" draw:z-index="3"><draw:image xlink:href="Pictures/10000000000006900000041AC62CAC8E0E59F4CF.png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5" draw:name="Imagen5" text:anchor-type="paragraph" svg:x="0.021cm" svg:y="0.046cm" svg:width="17.33cm" svg:height="3.918cm" draw:z-index="4"><draw:image xlink:href="Pictures/10000000000006900000041A4BF90EB5F99E71B5.png" xlink:type="simple" xlink:show="embed" xlink:actuate="onLoad"/></draw:frame></text:p>
      <text:p text:style-name="P2"><draw:frame draw:style-name="fr6" draw:name="Imagen6" text:anchor-type="paragraph" svg:x="-0.102cm" svg:y="0.413cm" svg:width="17.387cm" svg:height="3.861cm" draw:z-index="5"><draw:image xlink:href="Pictures/10000000000006900000041A4161FE0E13685396.png" xlink:type="simple" xlink:show="embed" xlink:actuate="onLoad"/></draw:frame></text:p>
      <text:p text:style-name="P5"/>
      <text:p text:style-name="P3"/>
      <text:p text:style-name="P4">Archivo mpiEx3a.c</text:p>
      <text:p text:style-name="P4"><draw:frame draw:style-name="fr7" draw:name="Imagen7" text:anchor-type="paragraph" svg:x="0.041cm" svg:y="0.182cm" svg:width="17.2cm" svg:height="4.711cm" draw:z-index="6"><draw:image xlink:href="Pictures/10000000000006900000041A8207BBA96E18DD4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7:55:58.114268518</meta:creation-date>
    <meta:generator>LibreOffice/5.1.4.2$Linux_X86_64 LibreOffice_project/10m0$Build-2</meta:generator>
    <dc:date>2017-05-02T18:28:30.148622153</dc:date>
    <meta:editing-duration>PT32M29S</meta:editing-duration>
    <meta:editing-cycles>9</meta:editing-cycles>
    <meta:document-statistic meta:table-count="0" meta:image-count="7" meta:object-count="0" meta:page-count="2" meta:paragraph-count="3" meta:word-count="6" meta:character-count="51" meta:non-whitespace-character-count="48"/>
  </office:meta>
</office:document-meta>
</file>